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77f1" officeooo:paragraph-rsid="000577f1" style:font-weight-asian="bold" style:font-weight-complex="bold"/>
    </style:style>
    <style:style style:name="P2" style:family="paragraph" style:parent-style-name="Standard">
      <style:text-properties fo:font-weight="normal" officeooo:rsid="000577f1" officeooo:paragraph-rsid="000577f1" style:font-weight-asian="normal" style:font-weight-complex="normal"/>
    </style:style>
    <style:style style:name="P3" style:family="paragraph" style:parent-style-name="Standard">
      <style:text-properties fo:font-weight="normal" officeooo:rsid="00068e05" officeooo:paragraph-rsid="00068e05" style:font-weight-asian="normal" style:font-weight-complex="normal"/>
    </style:style>
    <style:style style:name="P4" style:family="paragraph" style:parent-style-name="Standard">
      <style:text-properties fo:font-weight="normal" officeooo:rsid="000577f1" officeooo:paragraph-rsid="000577f1" style:font-weight-asian="normal" style:font-weight-complex="normal"/>
    </style:style>
    <style:style style:name="P5" style:family="paragraph" style:parent-style-name="Standard">
      <style:text-properties fo:font-weight="normal" officeooo:rsid="00096a60" officeooo:paragraph-rsid="00096a60" style:font-weight-asian="normal" style:font-weight-complex="normal"/>
    </style:style>
    <style:style style:name="T1" style:family="text">
      <style:text-properties officeooo:rsid="00060f7a"/>
    </style:style>
    <style:style style:name="T2" style:family="text">
      <style:text-properties officeooo:rsid="00068e05"/>
    </style:style>
    <style:style style:name="T3" style:family="text">
      <style:text-properties officeooo:rsid="00096a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D Sistema de notas</text:p>
      <text:p text:style-name="P1"/>
      <text:p text:style-name="P2">Es una colección de alumnos, <text:s/>no puede haber repetidos</text:p>
      <text:p text:style-name="P2"/>
      <text:p text:style-name="P2">boolean agregarAlumno<text:span text:style-name="T3">s</text:span>(<text:span text:style-name="T2">String nombre, String apellido, int libreta</text:span>)</text:p>
      <text:p text:style-name="P2">Agrega un alumno a la colección, devuelve true si se agrego correctamente</text:p>
      <text:p text:style-name="P2"/>
      <text:p text:style-name="P5">boolean agregarAlumnos(Alumnos nuevo)</text:p>
      <text:p text:style-name="P5">Agrega un alumno a la colección, devuelve true si se agrego correctamente.</text:p>
      <text:p text:style-name="P1"/>
      <text:p text:style-name="P2">boolean quitarAlumno(<text:span text:style-name="T3">Alumnos nuevo</text:span>)</text:p>
      <text:p text:style-name="P2">Quita un alumno de la colección, devuelve true si tuvo éxito.</text:p>
      <text:p text:style-name="P2"/>
      <text:p text:style-name="P2">Int cantAlumnos()</text:p>
      <text:p text:style-name="P2">Devuelve un numero entero con la cantidad de alumnos</text:p>
      <text:p text:style-name="P2"/>
      <text:p text:style-name="P2">boolean existeAlumno(<text:span text:style-name="T3">Alumnos</text:span> alumno)</text:p>
      <text:p text:style-name="P2">Devuelve true si el alumno ingresado ya existe en la colección</text:p>
      <text:p text:style-name="P1"/>
      <text:p text:style-name="P2">int promedio(<text:span text:style-name="T3">Alumnos</text:span> alumno)</text:p>
      <text:p text:style-name="P2">Devuelve el promedio de un alumno</text:p>
      <text:p text:style-name="P2"/>
      <text:p text:style-name="P2">int materiasAprobadas(<text:span text:style-name="T3">Alumnos</text:span> alumno)</text:p>
      <text:p text:style-name="P2">devuelve la cantidad de materias aprobadas de un alumno</text:p>
      <text:p text:style-name="P2"/>
      <text:p text:style-name="P2">String toString()</text:p>
      <text:p text:style-name="P2"/>
      <text:p text:style-name="P2">boolean equals()</text:p>
      <text:p text:style-name="P1"/>
      <text:p text:style-name="P1">TAD Alumno</text:p>
      <text:p text:style-name="P2">Contiene nombre y apellido, y numero de libreta de cada alumno.</text:p>
      <text:p text:style-name="P2">Ademas, contiene un conjunto de materias.</text:p>
      <text:p text:style-name="P2"/>
      <text:p text:style-name="P2">crearAlumno(String nombre, <text:span text:style-name="T1">String apellido, </text:span>int libreta)</text:p>
      <text:p text:style-name="P2">Crea un nuevo alumno</text:p>
      <text:p text:style-name="P2"/>
      <text:p text:style-name="P2">boolean agregarMateria(String nombre<text:span text:style-name="T1">Materia</text:span>, int nota)</text:p>
      <text:p text:style-name="P2">Ingresa una materia a la colección, devuelve true si la operación se realizo con éxito.</text:p>
      <text:p text:style-name="P2"/>
      <text:p text:style-name="P2">int CantMaterias()</text:p>
      <text:p text:style-name="P2">devuelve la cantidad de materias cursadas</text:p>
      <text:p text:style-name="P2"/>
      <text:p text:style-name="P3">Materia dameMateria(int indice)</text:p>
      <text:p text:style-name="P2"/>
      <text:p text:style-name="P2">int promedioMaterias()</text:p>
      <text:p text:style-name="P2">devuelve el promedio de todas materias aprobadas</text:p>
      <text:p text:style-name="P2"/>
      <text:p text:style-name="P2">int materiasAprobadas()</text:p>
      <text:p text:style-name="P2">devuleve la cantidad de materias aprobadas</text:p>
      <text:p text:style-name="P1"/>
      <text:p text:style-name="P1"/>
      <text:p text:style-name="P1"/>
      <text:p text:style-name="P1"><text:soft-page-break/></text:p>
      <text:p text:style-name="P1">TAD Materia</text:p>
      <text:p text:style-name="P2">Contiene la información de una materia para un estudiante, es decir, nombre y no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8:25:46.003436164</meta:creation-date>
    <dc:date>2021-04-13T13:56:11.124694784</dc:date>
    <meta:editing-duration>PT3M21S</meta:editing-duration>
    <meta:editing-cycles>2</meta:editing-cycles>
    <meta:generator>LibreOffice/7.1.2.2$Linux_X86_64 LibreOffice_project/8a45595d069ef5570103caea1b71cc9d82b2aae4</meta:generator>
    <meta:document-statistic meta:table-count="0" meta:image-count="0" meta:object-count="0" meta:page-count="2" meta:paragraph-count="34" meta:word-count="204" meta:character-count="1423" meta:non-whitespace-character-count="1252"/>
  </office:meta>
</office:document-meta>
</file>